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R_Close</text:p>
          </table:table-cell>
          <table:table-cell/>
        </table:table-row>
        <table:table-row table:style-name="ro1">
          <table:table-cell table:formula="of:=[.B2]*[.D2]/([.C2]-[.D2])" office:value-type="float" office:value="1.9047619047619" calcext:value-type="float">
            <text:p>1,90476190476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table:formula="of:=ABS([.E2]-[.A2])" office:value-type="float" office:value="0.0952380952380953" calcext:value-type="float">
            <text:p>0,0952380952380953</text:p>
          </table:table-cell>
        </table:table-row>
        <table:table-row table:style-name="ro1">
          <table:table-cell table:formula="of:=[.B3]*[.D3]/([.C3]-[.D3])" office:value-type="float" office:value="2.0952380952381" calcext:value-type="float">
            <text:p>2,09523809523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table:formula="of:=ABS([.E3]-[.A3])" office:value-type="float" office:value="0.0952380952380953" calcext:value-type="float">
            <text:p>0,0952380952380953</text:p>
          </table:table-cell>
        </table:table-row>
        <table:table-row table:style-name="ro1">
          <table:table-cell table:formula="of:=[.B4]*[.D4]/([.C4]-[.D4])" office:value-type="float" office:value="2.28571428571429" calcext:value-type="float">
            <text:p>2,2857142857142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2.2" calcext:value-type="float">
            <text:p>2,2</text:p>
          </table:table-cell>
          <table:table-cell table:formula="of:=ABS([.E4]-[.A4])" office:value-type="float" office:value="0.0857142857142859" calcext:value-type="float">
            <text:p>0,0857142857142859</text:p>
          </table:table-cell>
        </table:table-row>
        <table:table-row table:style-name="ro1">
          <table:table-cell table:formula="of:=[.B5]*[.D5]/([.C5]-[.D5])" office:value-type="float" office:value="2.47619047619048" calcext:value-type="float">
            <text:p>2,476190476190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2.4" calcext:value-type="float">
            <text:p>2,4</text:p>
          </table:table-cell>
          <table:table-cell table:formula="of:=ABS([.E5]-[.A5])" office:value-type="float" office:value="0.0761904761904764" calcext:value-type="float">
            <text:p>0,0761904761904764</text:p>
          </table:table-cell>
        </table:table-row>
        <table:table-row table:style-name="ro1">
          <table:table-cell table:formula="of:=[.B6]*[.D6]/([.C6]-[.D6])" office:value-type="float" office:value="2.85714285714286" calcext:value-type="float">
            <text:p>2,8571428571428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formula="of:=ABS([.E6]-[.A6])" office:value-type="float" office:value="0.142857142857143" calcext:value-type="float">
            <text:p>0,142857142857143</text:p>
          </table:table-cell>
        </table:table-row>
        <table:table-row table:style-name="ro1">
          <table:table-cell table:formula="of:=[.B7]*[.D7]/([.C7]-[.D7])" office:value-type="float" office:value="3.04761904761905" calcext:value-type="float">
            <text:p>3,047619047619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formula="of:=ABS([.E7]-[.A7])" office:value-type="float" office:value="0.0476190476190475" calcext:value-type="float">
            <text:p>0,0476190476190475</text:p>
          </table:table-cell>
        </table:table-row>
        <table:table-row table:style-name="ro1">
          <table:table-cell table:formula="of:=[.B8]*[.D8]/([.C8]-[.D8])" office:value-type="float" office:value="3.42857142857143" calcext:value-type="float">
            <text:p>3,4285714285714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3.3" calcext:value-type="float">
            <text:p>3,3</text:p>
          </table:table-cell>
          <table:table-cell table:formula="of:=ABS([.E8]-[.A8])" office:value-type="float" office:value="0.128571428571429" calcext:value-type="float">
            <text:p>0,128571428571429</text:p>
          </table:table-cell>
        </table:table-row>
        <table:table-row table:style-name="ro1">
          <table:table-cell table:formula="of:=[.B9]*[.D9]/([.C9]-[.D9])" office:value-type="float" office:value="3.80952380952381" calcext:value-type="float">
            <text:p>3,8095238095238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3.9" calcext:value-type="float">
            <text:p>3,9</text:p>
          </table:table-cell>
          <table:table-cell table:formula="of:=ABS([.E9]-[.A9])" office:value-type="float" office:value="0.0904761904761906" calcext:value-type="float">
            <text:p>0,0904761904761906</text:p>
          </table:table-cell>
        </table:table-row>
        <table:table-row table:style-name="ro1">
          <table:table-cell table:formula="of:=[.B10]*[.D10]/([.C10]-[.D10])" office:value-type="float" office:value="4.19047619047619" calcext:value-type="float">
            <text:p>4,190476190476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4.3" calcext:value-type="float">
            <text:p>4,3</text:p>
          </table:table-cell>
          <table:table-cell table:formula="of:=ABS([.E10]-[.A10])" office:value-type="float" office:value="0.109523809523809" calcext:value-type="float">
            <text:p>0,109523809523809</text:p>
          </table:table-cell>
        </table:table-row>
        <table:table-row table:style-name="ro1">
          <table:table-cell table:formula="of:=[.B11]*[.D11]/([.C11]-[.D11])" office:value-type="float" office:value="4.57142857142857" calcext:value-type="float">
            <text:p>4,5714285714285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4.7" calcext:value-type="float">
            <text:p>4,7</text:p>
          </table:table-cell>
          <table:table-cell table:formula="of:=ABS([.E11]-[.A11])" office:value-type="float" office:value="0.128571428571428" calcext:value-type="float">
            <text:p>0,128571428571428</text:p>
          </table:table-cell>
        </table:table-row>
        <table:table-row table:style-name="ro1">
          <table:table-cell table:formula="of:=[.B12]*[.D12]/([.C12]-[.D12])" office:value-type="float" office:value="5.14285714285714" calcext:value-type="float">
            <text:p>5,142857142857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5.1" calcext:value-type="float">
            <text:p>5,1</text:p>
          </table:table-cell>
          <table:table-cell table:formula="of:=ABS([.E12]-[.A12])" office:value-type="float" office:value="0.0428571428571436" calcext:value-type="float">
            <text:p>0,0428571428571436</text:p>
          </table:table-cell>
        </table:table-row>
        <table:table-row table:style-name="ro1">
          <table:table-cell table:formula="of:=[.B13]*[.D13]/([.C13]-[.D13])" office:value-type="float" office:value="5.71428571428571" calcext:value-type="float">
            <text:p>5,7142857142857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5.6" calcext:value-type="float">
            <text:p>5,6</text:p>
          </table:table-cell>
          <table:table-cell table:formula="of:=ABS([.E13]-[.A13])" office:value-type="float" office:value="0.114285714285715" calcext:value-type="float">
            <text:p>0,114285714285715</text:p>
          </table:table-cell>
        </table:table-row>
        <table:table-row table:style-name="ro1">
          <table:table-cell table:formula="of:=[.B14]*[.D14]/([.C14]-[.D14])" office:value-type="float" office:value="6.28571428571429" calcext:value-type="float">
            <text:p>6,2857142857142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table:formula="of:=ABS([.E14]-[.A14])" office:value-type="float" office:value="0.0857142857142854" calcext:value-type="float">
            <text:p>0,0857142857142854</text:p>
          </table:table-cell>
        </table:table-row>
        <table:table-row table:style-name="ro1">
          <table:table-cell table:formula="of:=[.B15]*[.D15]/([.C15]-[.D15])" office:value-type="float" office:value="6.85714285714286" calcext:value-type="float">
            <text:p>6,8571428571428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6.8" calcext:value-type="float">
            <text:p>6,8</text:p>
          </table:table-cell>
          <table:table-cell table:formula="of:=ABS([.E15]-[.A15])" office:value-type="float" office:value="0.0571428571428569" calcext:value-type="float">
            <text:p>0,0571428571428569</text:p>
          </table:table-cell>
        </table:table-row>
        <table:table-row table:style-name="ro1">
          <table:table-cell table:formula="of:=[.B16]*[.D16]/([.C16]-[.D16])" office:value-type="float" office:value="7.42857142857143" calcext:value-type="float">
            <text:p>7,4285714285714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7.5" calcext:value-type="float">
            <text:p>7,5</text:p>
          </table:table-cell>
          <table:table-cell table:formula="of:=ABS([.E16]-[.A16])" office:value-type="float" office:value="0.0714285714285712" calcext:value-type="float">
            <text:p>0,0714285714285712</text:p>
          </table:table-cell>
        </table:table-row>
        <table:table-row table:style-name="ro1">
          <table:table-cell table:formula="of:=[.B17]*[.D17]/([.C17]-[.D17])" office:value-type="float" office:value="8.19047619047619" calcext:value-type="float">
            <text:p>8,1904761904761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8.2" calcext:value-type="float">
            <text:p>8,2</text:p>
          </table:table-cell>
          <table:table-cell table:formula="of:=ABS([.E17]-[.A17])" office:value-type="float" office:value="0.00952380952380949" calcext:value-type="float">
            <text:p>0,00952380952380949</text:p>
          </table:table-cell>
        </table:table-row>
        <table:table-row table:style-name="ro1">
          <table:table-cell table:formula="of:=[.B18]*[.D18]/([.C18]-[.D18])" office:value-type="float" office:value="8.95238095238095" calcext:value-type="float">
            <text:p>8,9523809523809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9.1" calcext:value-type="float">
            <text:p>9,1</text:p>
          </table:table-cell>
          <table:table-cell table:formula="of:=ABS([.E18]-[.A18])" office:value-type="float" office:value="0.147619047619047" calcext:value-type="float">
            <text:p>0,147619047619047</text:p>
          </table:table-cell>
        </table:table-row>
        <table:table-row table:style-name="ro1">
          <table:table-cell table:formula="of:=[.B19]*[.D19]/([.C19]-[.D19])" office:value-type="float" office:value="9.71428571428572" calcext:value-type="float">
            <text:p>9,7142857142857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table:formula="of:=ABS([.E19]-[.A19])" office:value-type="float" office:value="0.285714285714285" calcext:value-type="float">
            <text:p>0,285714285714285</text:p>
          </table:table-cell>
        </table:table-row>
        <table:table-row table:style-name="ro1">
          <table:table-cell table:formula="of:=[.B20]*[.D20]/([.C20]-[.D20])" office:value-type="float" office:value="10.6666666666667" calcext:value-type="float">
            <text:p>10,666666666666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table:formula="of:=ABS([.E20]-[.A20])" office:value-type="float" office:value="0.666666666666668" calcext:value-type="float">
            <text:p>0,666666666666668</text:p>
          </table:table-cell>
        </table:table-row>
        <table:table-row table:style-name="ro1">
          <table:table-cell table:formula="of:=[.B21]*[.D21]/([.C21]-[.D21])" office:value-type="float" office:value="11.8095238095238" calcext:value-type="float">
            <text:p>11,809523809523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1" calcext:value-type="float">
            <text:p>11</text:p>
          </table:table-cell>
          <table:table-cell table:formula="of:=ABS([.E21]-[.A21])" office:value-type="float" office:value="0.80952380952381" calcext:value-type="float">
            <text:p>0,80952380952381</text:p>
          </table:table-cell>
        </table:table-row>
        <table:table-row table:style-name="ro1">
          <table:table-cell table:formula="of:=[.B22]*[.D22]/([.C22]-[.D22])" office:value-type="float" office:value="12.952380952381" calcext:value-type="float">
            <text:p>12,95238095238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3" calcext:value-type="float">
            <text:p>13</text:p>
          </table:table-cell>
          <table:table-cell table:formula="of:=ABS([.E22]-[.A22])" office:value-type="float" office:value="0.0476190476190475" calcext:value-type="float">
            <text:p>0,0476190476190475</text:p>
          </table:table-cell>
        </table:table-row>
        <table:table-row table:style-name="ro1">
          <table:table-cell table:formula="of:=[.B23]*[.D23]/([.C23]-[.D23])" office:value-type="float" office:value="14.2857142857143" calcext:value-type="float">
            <text:p>14,285714285714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5" calcext:value-type="float">
            <text:p>15</text:p>
          </table:table-cell>
          <table:table-cell table:formula="of:=ABS([.E23]-[.A23])" office:value-type="float" office:value="0.714285714285715" calcext:value-type="float">
            <text:p>0,714285714285715</text:p>
          </table:table-cell>
        </table:table-row>
        <table:table-row table:style-name="ro1">
          <table:table-cell table:formula="of:=[.B24]*[.D24]/([.C24]-[.D24])" office:value-type="float" office:value="15.6190476190476" calcext:value-type="float">
            <text:p>15,619047619047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6" calcext:value-type="float">
            <text:p>16</text:p>
          </table:table-cell>
          <table:table-cell table:formula="of:=ABS([.E24]-[.A24])" office:value-type="float" office:value="0.38095238095238" calcext:value-type="float">
            <text:p>0,38095238095238</text:p>
          </table:table-cell>
        </table:table-row>
        <table:table-row table:style-name="ro1">
          <table:table-cell table:formula="of:=[.B25]*[.D25]/([.C25]-[.D25])" office:value-type="float" office:value="17.3333333333333" calcext:value-type="float">
            <text:p>17,333333333333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8" calcext:value-type="float">
            <text:p>18</text:p>
          </table:table-cell>
          <table:table-cell table:formula="of:=ABS([.E25]-[.A25])" office:value-type="float" office:value="0.666666666666668" calcext:value-type="float">
            <text:p>0,666666666666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0T16:36:05.422603224</meta:creation-date>
    <dc:date>2025-12-20T16:53:39.958548211</dc:date>
    <meta:editing-duration>PT7M5S</meta:editing-duration>
    <meta:editing-cycles>1</meta:editing-cycles>
    <meta:document-statistic meta:table-count="1" meta:cell-count="149" meta:object-count="0"/>
    <meta:generator>LibreOffice/25.8.3.2$Linux_X86_64 LibreOffice_project/580$Build-2</meta:generator>
  </office:meta>
</office:document-meta>
</file>